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7236165172335308" text:style-name="L1">
        <text:list-item>
          <text:list>
            <text:list-header>
              <text:p text:style-name="P9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6">27.75 miles in the past week <text:s/></text:p>
      <text:p text:style-name="P7"><text:soft-page-break/><text:span text:style-name="T2">Sat 7/29/2017 </text:span>no running</text:p>
      <text:p text:style-name="P8">I am resting my leg. </text:p>
      <text:p text:style-name="P8"/>
      <text:p text:style-name="P8">Sun 7/30/2017 <text:span text:style-name="T1">3.1 miles</text:span></text:p>
      <text:p text:style-name="P8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8"/>
      <text:p text:style-name="P8">Mon 7/31/2017 <text:span text:style-name="T1">no running</text:span></text:p>
      <text:p text:style-name="P8">I am resting my leg. </text:p>
      <text:p text:style-name="P8"><text:s/></text:p>
      <text:p text:style-name="P8">Tues 8/1/2017 <text:span text:style-name="T1">3.6 miles</text:span> </text:p>
      <text:p text:style-name="P8">I rode a bike with wide tires and no gears 11 miles and averaged 4:34/mile. <text:s/>My left thigh seems to be getting better and I felt better riding today than two days ago.</text:p>
      <text:p text:style-name="P8"/>
      <text:p text:style-name="P8">Wed 8/2/2017 <text:span text:style-name="T1">4.25 miles</text:span></text:p>
      <text:p text:style-name="P8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8"/>
      <text:p text:style-name="P8">Thurs 8/3/2017 <text:span text:style-name="T1">4 miles</text:span></text:p>
      <text:p text:style-name="P8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03T10:17:06.97</dc:date>
    <dc:creator>James Lombardi</dc:creator>
    <meta:editing-duration>PT9H23M25S</meta:editing-duration>
    <meta:editing-cycles>60</meta:editing-cycles>
    <meta:generator>OpenOffice/4.1.2$Win32 OpenOffice.org_project/412m3$Build-9782</meta:generator>
    <meta:document-statistic meta:table-count="0" meta:image-count="0" meta:object-count="0" meta:page-count="3" meta:paragraph-count="52" meta:word-count="995" meta:character-count="5225"/>
  </office:meta>
</office:document-meta>
</file>